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>
      <style:text-properties fo:language="en" fo:country="US" officeooo:rsid="0098b335" officeooo:paragraph-rsid="0098b335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officeooo:rsid="00047918" officeooo:paragraph-rsid="00047918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1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39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1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2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3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4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66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67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68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69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70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3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04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05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06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07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08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09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10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11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17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34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35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36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37" style:family="paragraph" style:parent-style-name="Text_20_body" style:list-style-name="L5">
      <style:text-properties fo:language="en" fo:country="US" officeooo:rsid="00a0f731" officeooo:paragraph-rsid="00a0f731" style:language-asian="zxx" style:country-asian="none" style:language-complex="zxx" style:country-complex="none"/>
    </style:style>
    <style:style style:name="P138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139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140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141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142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143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144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145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146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147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148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149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150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151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152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153" style:family="paragraph" style:parent-style-name="Text_20_body" style:list-style-name="L5">
      <style:text-properties officeooo:rsid="0094ddec" officeooo:paragraph-rsid="0094ddec"/>
    </style:style>
    <style:style style:name="P154" style:family="paragraph" style:parent-style-name="Text_20_body" style:list-style-name="L5">
      <style:text-properties officeooo:rsid="00957039" officeooo:paragraph-rsid="00957039"/>
    </style:style>
    <style:style style:name="P155" style:family="paragraph" style:parent-style-name="Text_20_body" style:list-style-name="L5">
      <style:text-properties officeooo:rsid="00a43d8e" officeooo:paragraph-rsid="00a43d8e"/>
    </style:style>
    <style:style style:name="P156" style:family="paragraph" style:parent-style-name="Text_20_body" style:list-style-name="L5">
      <style:text-properties officeooo:rsid="00971031" officeooo:paragraph-rsid="00971031"/>
    </style:style>
    <style:style style:name="P157" style:family="paragraph" style:parent-style-name="Text_20_body" style:list-style-name="L5">
      <style:text-properties officeooo:rsid="0098b335" officeooo:paragraph-rsid="0098b335"/>
    </style:style>
    <style:style style:name="P158" style:family="paragraph" style:parent-style-name="Text_20_body" style:list-style-name="L5">
      <style:text-properties officeooo:rsid="009cdc31" officeooo:paragraph-rsid="009cdc31"/>
    </style:style>
    <style:style style:name="P159" style:family="paragraph" style:parent-style-name="Text_20_body" style:list-style-name="L5">
      <style:text-properties officeooo:rsid="009cdc31" officeooo:paragraph-rsid="009aaa8c"/>
    </style:style>
    <style:style style:name="P160" style:family="paragraph" style:parent-style-name="Text_20_body" style:list-style-name="L5">
      <style:text-properties officeooo:rsid="009cdc31" officeooo:paragraph-rsid="009f8a13"/>
    </style:style>
    <style:style style:name="P161" style:family="paragraph" style:parent-style-name="Text_20_body" style:list-style-name="L5">
      <style:text-properties officeooo:rsid="009f8a13" officeooo:paragraph-rsid="009f8a13"/>
    </style:style>
    <style:style style:name="P162" style:family="paragraph" style:parent-style-name="Text_20_body" style:list-style-name="L5">
      <style:text-properties officeooo:rsid="00a0f731" officeooo:paragraph-rsid="00a0f731"/>
    </style:style>
    <style:style style:name="P163" style:family="paragraph" style:parent-style-name="Text_20_body" style:list-style-name="L5">
      <style:text-properties officeooo:rsid="00a12329" officeooo:paragraph-rsid="00a12329"/>
    </style:style>
    <style:style style:name="P164" style:family="paragraph" style:parent-style-name="Text_20_body" style:list-style-name="L7">
      <style:text-properties officeooo:rsid="00c1a2b2" officeooo:paragraph-rsid="00c1a2b2"/>
    </style:style>
    <style:style style:name="P165" style:family="paragraph" style:parent-style-name="Text_20_body" style:list-style-name="L7">
      <style:text-properties officeooo:rsid="00c32537" officeooo:paragraph-rsid="00c32537"/>
    </style:style>
    <style:style style:name="P166" style:family="paragraph" style:parent-style-name="Text_20_body" style:list-style-name="L7">
      <style:text-properties officeooo:rsid="00c1f36d" officeooo:paragraph-rsid="00c1f36d"/>
    </style:style>
    <style:style style:name="P167" style:family="paragraph" style:parent-style-name="Text_20_body" style:list-style-name="L7">
      <style:text-properties officeooo:rsid="00c1f521" officeooo:paragraph-rsid="00c1f521"/>
    </style:style>
    <style:style style:name="P168" style:family="paragraph" style:parent-style-name="Text_20_body" style:list-style-name="L7">
      <style:text-properties officeooo:rsid="00c30504" officeooo:paragraph-rsid="00c30504"/>
    </style:style>
    <style:style style:name="P169" style:family="paragraph" style:parent-style-name="Text_20_body" style:list-style-name="L7">
      <style:text-properties officeooo:rsid="00c6b34e" officeooo:paragraph-rsid="00c6b34e"/>
    </style:style>
    <style:style style:name="P170" style:family="paragraph" style:parent-style-name="Text_20_body" style:list-style-name="L7">
      <style:text-properties officeooo:rsid="00c4ee7a" officeooo:paragraph-rsid="00c4ee7a"/>
    </style:style>
    <style:style style:name="P171" style:family="paragraph" style:parent-style-name="Text_20_body" style:list-style-name="L8">
      <style:text-properties officeooo:rsid="00cb4e0b" officeooo:paragraph-rsid="00cb4e0b"/>
    </style:style>
    <style:style style:name="P172" style:family="paragraph" style:parent-style-name="Text_20_body" style:list-style-name="L8">
      <style:text-properties officeooo:rsid="00cd7a59" officeooo:paragraph-rsid="00cd7a59"/>
    </style:style>
    <style:style style:name="P173" style:family="paragraph" style:parent-style-name="Text_20_body" style:list-style-name="L8">
      <style:text-properties officeooo:rsid="00d0d57f" officeooo:paragraph-rsid="00d0d57f"/>
    </style:style>
    <style:style style:name="P174" style:family="paragraph" style:parent-style-name="Text_20_body" style:list-style-name="L8">
      <style:text-properties officeooo:rsid="00dbbd62" officeooo:paragraph-rsid="00dbbd62"/>
    </style:style>
    <style:style style:name="P175" style:family="paragraph" style:parent-style-name="Text_20_body" style:list-style-name="L8">
      <style:text-properties officeooo:rsid="00df39f0" officeooo:paragraph-rsid="00e2ed03"/>
    </style:style>
    <style:style style:name="P176" style:family="paragraph" style:parent-style-name="Text_20_body" style:list-style-name="L8">
      <style:text-properties officeooo:rsid="00e2ed03" officeooo:paragraph-rsid="00e2ed03"/>
    </style:style>
    <style:style style:name="P177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78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179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80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81" style:family="paragraph" style:parent-style-name="Heading_20_3">
      <style:text-properties officeooo:rsid="009363e7" officeooo:paragraph-rsid="009363e7"/>
    </style:style>
    <style:style style:name="P182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83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84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185" style:family="paragraph" style:parent-style-name="Heading_20_3">
      <style:text-properties officeooo:rsid="00c1a2b2" officeooo:paragraph-rsid="00c1a2b2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57" style:family="text">
      <style:text-properties officeooo:rsid="00e8e8a3"/>
    </style:style>
    <style:style style:name="T58" style:family="text">
      <style:text-properties officeooo:rsid="00e8fee3"/>
    </style:style>
    <style:style style:name="T59" style:family="text">
      <style:text-properties officeooo:rsid="00ea3d72"/>
    </style:style>
    <style:style style:name="T60" style:family="text">
      <style:text-properties officeooo:rsid="00ec23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600007851355603023" text:style-name="L1">
        <text:list-item>
          <text:p text:style-name="P6">Life</text:p>
          <text:list>
            <text:list-item>
              <text:p text:style-name="P6">His father was imprisoned</text:p>
            </text:list-item>
            <text:list-item>
              <text:p text:style-name="P6">He worked in factory, so his family lived in a workhouse built by the church</text:p>
            </text:list-item>
            <text:list-item>
              <text:p text:style-name="P6">He became a journalist and he published on a newspaper in instalments</text:p>
            </text:list-item>
            <text:list-item>
              <text:p text:style-name="P6">His works are appreciated in his life</text:p>
            </text:list-item>
          </text:list>
        </text:list-item>
        <text:list-item>
          <text:p text:style-name="P6">Ideas </text:p>
          <text:list>
            <text:list-item>
              <text:p text:style-name="P6">He believed in Victorian compromise</text:p>
            </text:list-item>
            <text:list-item>
              <text:p text:style-name="P6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6">Novels</text:p>
          <text:list>
            <text:list-item>
              <text:p text:style-name="P6">The titles are often name of <text:s/>characters of the novel</text:p>
            </text:list-item>
            <text:list-item>
              <text:p text:style-name="P6">All is novels are caracterized by an happy ending</text:p>
            </text:list-item>
            <text:list-item>
              <text:p text:style-name="P6">He represent<text:span text:style-name="T13">s</text:span> the lower classes, composed by workers, criminals and pronstitutes</text:p>
            </text:list-item>
            <text:list-item>
              <text:p text:style-name="P6">His favourite characters are children that are wiser</text:p>
            </text:list-item>
            <text:list-item>
              <text:p text:style-name="P6">He has a didactive aim</text:p>
            </text:list-item>
            <text:list-item>
              <text:p text:style-name="P6">He is ironic (smile in tears)</text:p>
            </text:list-item>
            <text:list-item>
              <text:p text:style-name="P6">Characters are flat (without an evolution during the story), because they are stereotype</text:p>
            </text:list-item>
            <text:list-item>
              <text:p text:style-name="P6">He uses a simple language</text:p>
            </text:list-item>
            <text:list-item>
              <text:p text:style-name="P6">His novel are rich of facts because novels are serialized and he need the reader's attention</text:p>
            </text:list-item>
          </text:list>
          <text:p text:style-name="P177"><text:bookmark-start text:name="A Christmas carol"/>A Christmas Carol<text:bookmark-end text:name="A Christmas carol"/></text:p>
        </text:list-item>
        <text:list-item>
          <text:p text:style-name="P7">Character</text:p>
          <text:list>
            <text:list-item>
              <text:p text:style-name="P7">Scrooge is stingy and gready</text:p>
              <text:list>
                <text:list-item>
                  <text:p text:style-name="P8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9">Marley </text:p>
              <text:list>
                <text:list-item>
                  <text:p text:style-name="P9">he is chained to his treasures and personality</text:p>
                </text:list-item>
                <text:list-item>
                  <text:p text:style-name="P9">chains represent what he didn't do in life</text:p>
                </text:list-item>
                <text:list-item>
                  <text:p text:style-name="P9">he remains in his office in life, so now he is forced to wonder</text:p>
                </text:list-item>
                <text:list-item>
                  <text:p text:style-name="P10">he wants to show what destiny waits Scrooge if he will not change his mind</text:p>
                </text:list-item>
              </text:list>
            </text:list-item>
            <text:list-item>
              <text:p text:style-name="P11">Past xmas ghost</text:p>
              <text:list>
                <text:list-item>
                  <text:p text:style-name="P11">he shows Scrooge how much he loved xmas in past <text:span text:style-name="T2">in particular at Fezziwig office</text:span></text:p>
                </text:list-item>
                <text:list-item>
                  <text:p text:style-name="P12">From him we know Scrooge lived in a workhouse</text:p>
                </text:list-item>
                <text:list-item>
                  <text:p text:style-name="P13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4">He doesn't want to change his mind</text:p>
                </text:list-item>
              </text:list>
            </text:list-item>
            <text:list-item>
              <text:p text:style-name="P13">Present xmas ghost</text:p>
              <text:list>
                <text:list-item>
                  <text:p text:style-name="P15"><text:soft-page-break/>Tiny Tim is ill but his poor family cannot take care of him</text:p>
                </text:list-item>
                <text:list-item>
                  <text:p text:style-name="P15">Bob Cratchit and Fred thank Scrooge</text:p>
                </text:list-item>
                <text:list-item>
                  <text:p text:style-name="P15">Poverty and Ignorance (the two children) are a criticism to Victorian society, in which children were abandoned</text:p>
                </text:list-item>
                <text:list-item>
                  <text:p text:style-name="P16">He started to be worried</text:p>
                </text:list-item>
              </text:list>
            </text:list-item>
            <text:list-item>
              <text:p text:style-name="P10">xmas tobe ghost</text:p>
              <text:list>
                <text:list-item>
                  <text:p text:style-name="P10">people laugh about his death and nobody is interested about his funeral</text:p>
                  <text:list>
                    <text:list-item>
                      <text:p text:style-name="P10">Someone says he will go to the funeral if they offer the lunch</text:p>
                    </text:list-item>
                    <text:list-item>
                      <text:p text:style-name="P17">His debtors are happy</text:p>
                    </text:list-item>
                  </text:list>
                </text:list-item>
                <text:list-item>
                  <text:p text:style-name="P10">Shrinking represents the solitude at the end of his life</text:p>
                </text:list-item>
                <text:list-item>
                  <text:p text:style-name="P17">Tim will die</text:p>
                </text:list-item>
                <text:list-item>
                  <text:p text:style-name="P18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7">Title</text:p>
          <text:list>
            <text:list-item>
              <text:p text:style-name="P7">Carol is a christmas song</text:p>
            </text:list-item>
            <text:list-item>
              <text:p text:style-name="P7">He wrote about Christmas when Prince Albert, Victoria's husband, implemented german christmas tradition</text:p>
            </text:list-item>
            <text:list-item>
              <text:p text:style-name="P19">The theme is the redemption <text:span text:style-name="T4">(religious concept), which is a gift by God</text:span></text:p>
            </text:list-item>
            <text:list-item>
              <text:p text:style-name="P19">new word: humbug (baggianate, bubbole)</text:p>
            </text:list-item>
          </text:list>
        </text:list-item>
        <text:list-item>
          <text:p text:style-name="P20">End</text:p>
          <text:list>
            <text:list-item>
              <text:p text:style-name="P20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5228022781616223125" text:style-name="L2">
        <text:list-item>
          <text:p text:style-name="P21">Life</text:p>
          <text:list>
            <text:list-item>
              <text:p text:style-name="P22">His father was brilliant in Maths and he studied at Cristh Church, <text:span text:style-name="T9">then he became a parson (curato di campagna)</text:span></text:p>
            </text:list-item>
            <text:list-item>
              <text:p text:style-name="P21">He was a writer, a mathematician, a journalist and also an a<text:span text:style-name="T6">n</text:span>glican Deacon</text:p>
            </text:list-item>
            <text:list-item>
              <text:p text:style-name="P23">He studied at home and then at Rugby</text:p>
            </text:list-item>
            <text:list-item>
              <text:p text:style-name="P23">When he left Rugby he studied at Christ Church Institute at Oxford</text:p>
            </text:list-item>
            <text:list-item>
              <text:p text:style-name="P24">He taught Maths at Christ Church <text:span text:style-name="T7">and he obtained the Cristh Church Lectureship</text:span></text:p>
            </text:list-item>
            <text:list-item>
              <text:p text:style-name="P25">He wasn't a typical academic because he tends to destruction</text:p>
            </text:list-item>
          </text:list>
        </text:list-item>
        <text:list-item>
          <text:p text:style-name="P24">Illness</text:p>
          <text:list>
            <text:list-item>
              <text:p text:style-name="P24">He is stammer (balbuziente)</text:p>
            </text:list-item>
            <text:list-item>
              <text:p text:style-name="P26">He has not a good health</text:p>
            </text:list-item>
            <text:list-item>
              <text:p text:style-name="P27">An attack of whooping cough cause the future cheast weak<text:span text:style-name="T8">ing</text:span></text:p>
            </text:list-item>
          </text:list>
        </text:list-item>
        <text:list-item>
          <text:p text:style-name="P28">Ideas</text:p>
          <text:list>
            <text:list-item>
              <text:p text:style-name="P29">He was a friend of <text:s/>Dante Gabriel Rossetti and other pre-Raphaelites</text:p>
            </text:list-item>
            <text:list-item>
              <text:p text:style-name="P28"><text:soft-page-break/>He was conservator</text:p>
            </text:list-item>
            <text:list-item>
              <text:p text:style-name="P30">He started writing from young age</text:p>
            </text:list-item>
          </text:list>
          <text:p text:style-name="P178"><text:bookmark-start text:name="Alice in Wonderland"/>Alice in wonderland<text:bookmark-end text:name="Alice in Wonderland"/></text:p>
        </text:list-item>
        <text:list-item>
          <text:p text:style-name="P31">Genesis</text:p>
          <text:list>
            <text:list-item>
              <text:p text:style-name="P31">At Christ Church he met the new head of the school <text:span text:style-name="T11">(Mr Liddle)</text:span> and in particular his three daughter</text:p>
              <text:list>
                <text:list-item>
                  <text:p text:style-name="P31">He was inspired by Alice, one of the 3 sisters</text:p>
                </text:list-item>
                <text:list-item>
                  <text:p text:style-name="P32">Alice asked to write about her</text:p>
                </text:list-item>
              </text:list>
            </text:list-item>
            <text:list-item>
              <text:p text:style-name="P33">It was written during Victorian values crush</text:p>
              <text:list>
                <text:list-item>
                  <text:p text:style-name="P34">Freudian interpretation: a descent into the subconscious</text:p>
                </text:list-item>
              </text:list>
            </text:list-item>
          </text:list>
        </text:list-item>
        <text:list-item>
          <text:p text:style-name="P35">Characteristics</text:p>
          <text:list>
            <text:list-item>
              <text:p text:style-name="P35">He uses non-sense (illogical)</text:p>
            </text:list-item>
            <text:list-item>
              <text:p text:style-name="P36">He plays with maths and logic</text:p>
            </text:list-item>
            <text:list-item>
              <text:p text:style-name="P37"><text:span text:style-name="T17">Characters</text:span> are <text:span text:style-name="T17">anthropomorphic</text:span></text:p>
            </text:list-item>
            <text:list-item>
              <text:p text:style-name="P37">He influenced fantasy <text:span text:style-name="T17">literature</text:span></text:p>
            </text:list-item>
          </text:list>
        </text:list-item>
        <text:list-item>
          <text:p text:style-name="P38">Chapters</text:p>
          <text:list>
            <text:list-item>
              <text:p text:style-name="P38">All titles are important</text:p>
            </text:list-item>
          </text:list>
        </text:list-item>
        <text:list-item>
          <text:p text:style-name="P38">Characters</text:p>
          <text:list>
            <text:list-item>
              <text:p text:style-name="P38">White rabbit</text:p>
              <text:list>
                <text:list-item>
                  <text:p text:style-name="P38">can speak</text:p>
                </text:list-item>
                <text:list-item>
                  <text:p text:style-name="P38">dressed up</text:p>
                </text:list-item>
              </text:list>
            </text:list-item>
            <text:list-item>
              <text:p text:style-name="P38">Mouse</text:p>
              <text:list>
                <text:list-item>
                  <text:p text:style-name="P38">can swim</text:p>
                </text:list-item>
                <text:list-item>
                  <text:p text:style-name="P38">can speak</text:p>
                </text:list-item>
              </text:list>
            </text:list-item>
            <text:list-item>
              <text:p text:style-name="P38">Dodo</text:p>
              <text:list>
                <text:list-item>
                  <text:p text:style-name="P38">can speak</text:p>
                </text:list-item>
                <text:list-item>
                  <text:p text:style-name="P38">it is a caricature of Carroll (his surname stammered)</text:p>
                </text:list-item>
              </text:list>
            </text:list-item>
            <text:list-item>
              <text:p text:style-name="P38">Bill the Lizard</text:p>
              <text:list>
                <text:list-item>
                  <text:p text:style-name="P38">it is a gardener</text:p>
                </text:list-item>
              </text:list>
            </text:list-item>
            <text:list-item>
              <text:p text:style-name="P39">Caterpillar</text:p>
              <text:list>
                <text:list-item>
                  <text:p text:style-name="P39">smoke the <text:span text:style-name="T17">hookah</text:span></text:p>
                </text:list-item>
                <text:list-item>
                  <text:p text:style-name="P39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179" text:outline-level="1"><text:bookmark-start text:name="Romantic Revolution"/><text:soft-page-break/>R<text:bookmark-end text:name="Romantic Revolution"/>omantic Revolution</text:h>
      <text:list xml:id="list9163991775328979262" text:style-name="L3">
        <text:list-item>
          <text:p text:style-name="P40">French Revolution</text:p>
          <text:list>
            <text:list-item>
              <text:p text:style-name="P41">14 July 1789 Bastille Day</text:p>
            </text:list-item>
            <text:list-item>
              <text:p text:style-name="P43">Causes</text:p>
              <text:list>
                <text:list-item>
                  <text:p text:style-name="P43">The middle class (third State) wanted brotherhood, equality, freedom</text:p>
                </text:list-item>
                <text:list-item>
                  <text:p text:style-name="P43">Famine</text:p>
                </text:list-item>
                <text:list-item>
                  <text:p text:style-name="P43">High debt and taxes for poor</text:p>
                </text:list-item>
                <text:list-item>
                  <text:p text:style-name="P43">great gap between <text:span text:style-name="T22">poor</text:span> and rich</text:p>
                </text:list-item>
                <text:list-item>
                  <text:p text:style-name="P44">new concept of nation</text:p>
                </text:list-item>
              </text:list>
            </text:list-item>
            <text:list-item>
              <text:p text:style-name="P42">King Louis XVI and Mary Antoinette are beheaded and the republic was created</text:p>
            </text:list-item>
            <text:list-item>
              <text:p text:style-name="P45">The republic turned in a dictatorship</text:p>
              <text:list>
                <text:list-item>
                  <text:p text:style-name="P45">After Danton the public health comity was leaded by Robespierre (Terror Period) </text:p>
                </text:list-item>
              </text:list>
            </text:list-item>
            <text:list-item>
              <text:p text:style-name="P42">Napoleon took the power with a coup d’etat </text:p>
              <text:list>
                <text:list-item>
                  <text:p text:style-name="P46">He was a general <text:span text:style-name="T19">and a revolutionary </text:span></text:p>
                </text:list-item>
                <text:list-item>
                  <text:p text:style-name="P47">After the failure of Russia campaign military abandoned him</text:p>
                </text:list-item>
                <text:list-item>
                  <text:p text:style-name="P47">He left the power to his son, but the opposers reject <text:span text:style-name="T20">him</text:span></text:p>
                </text:list-item>
                <text:list-item>
                  <text:p text:style-name="P48">He was exiled at Elba </text:p>
                </text:list-item>
                <text:list-item>
                  <text:p text:style-name="P49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50">American Revolution</text:p>
          <text:list>
            <text:list-item>
              <text:p text:style-name="P50">4 July 1776 Ind<text:span text:style-name="T14">e</text:span>pendence D<text:span text:style-name="T14">ay</text:span></text:p>
            </text:list-item>
            <text:list-item>
              <text:p text:style-name="P51">"No taxation without representation"</text:p>
              <text:list>
                <text:list-item>
                  <text:p text:style-name="P52">They didn't want to pay taxes without a representation in the English Parliament</text:p>
                </text:list-item>
                <text:list-item>
                  <text:p text:style-name="P51">Colonists cannot trade and expand freely</text:p>
                </text:list-item>
                <text:list-item>
                  <text:p text:style-name="P52">Boston tea party: a cargo of tea is <text:span text:style-name="T16">destroyed</text:span></text:p>
                </text:list-item>
              </text:list>
            </text:list-item>
            <text:list-item>
              <text:p text:style-name="P53">13 colonies, France, Spain <text:span text:style-name="T15">(economic reason)</text:span> against England </text:p>
            </text:list-item>
            <text:list-item>
              <text:p text:style-name="P54">Results</text:p>
              <text:list>
                <text:list-item>
                  <text:p text:style-name="P55">Colonies became a federation of State</text:p>
                </text:list-item>
                <text:list-item>
                  <text:p text:style-name="P56">Washington was the first president</text:p>
                </text:list-item>
                <text:list-item>
                  <text:p text:style-name="P56">The Capital was Washington D.C.</text:p>
                </text:list-item>
              </text:list>
            </text:list-item>
          </text:list>
        </text:list-item>
        <text:list-item>
          <text:p text:style-name="P54">Industrial Revolution</text:p>
          <text:list>
            <text:list-item>
              <text:p text:style-name="P54">1760-1830 England</text:p>
            </text:list-item>
            <text:list-item>
              <text:p text:style-name="P57">It developed in England because</text:p>
              <text:list>
                <text:list-item>
                  <text:p text:style-name="P57"><text:span text:style-name="T18">of </text:span>rich coal mines and <text:span text:style-name="T18">abundance</text:span> water</text:p>
                </text:list-item>
                <text:list-item>
                  <text:p text:style-name="P58">colonies granted raw materials at low prices</text:p>
                </text:list-item>
              </text:list>
            </text:list-item>
            <text:list-item>
              <text:p text:style-name="P59">An agricultural revolution also developed</text:p>
              <text:list>
                <text:list-item>
                  <text:p text:style-name="P59">influenced by new technologies <text:span text:style-name="T23">(steam engine, spinning jenny)</text:span></text:p>
                </text:list-item>
                <text:list-item>
                  <text:p text:style-name="P60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61">Results </text:p>
              <text:list>
                <text:list-item>
                  <text:p text:style-name="P63">creation of a middle class from the entrepreneurs</text:p>
                </text:list-item>
                <text:list-item>
                  <text:p text:style-name="P62">urbanization (cottage system to industrial system)</text:p>
                </text:list-item>
                <text:list-item>
                  <text:p text:style-name="P65">economic and imperial development</text:p>
                </text:list-item>
                <text:list-item>
                  <text:p text:style-name="P64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80" text:outline-level="1"><text:bookmark-start text:name="Romanticism"/>Romanticism<text:bookmark-end text:name="Romanticism"/></text:h>
      <text:list xml:id="list8934807753163585764" text:style-name="L4">
        <text:list-item>
          <text:p text:style-name="P138">Neoclassicism</text:p>
          <text:list>
            <text:list-item>
              <text:p text:style-name="P66"><text:span text:style-name="T25">end of </text:span>17th century</text:p>
            </text:list-item>
            <text:list-item>
              <text:p text:style-name="P67">All Europe</text:p>
            </text:list-item>
          </text:list>
        </text:list-item>
        <text:list-item>
          <text:p text:style-name="P138">Romanticism</text:p>
          <text:list>
            <text:list-item>
              <text:p text:style-name="P68">second half of 18th century</text:p>
            </text:list-item>
            <text:list-item>
              <text:p text:style-name="P69">Germany (sturm und drang), Italy (Foscolo), France (Madame De Stael)</text:p>
            </text:list-item>
            <text:list-item>
              <text:p text:style-name="P70">Kant: the reason is imperfect to get the truth</text:p>
            </text:list-item>
            <text:list-item>
              <text:p text:style-name="P71">Gothicism: cemetery <text:s/></text:p>
            </text:list-item>
            <text:list-item>
              <text:p text:style-name="P69">About different field of know<text:span text:style-name="T26">ledge</text:span></text:p>
              <text:list>
                <text:list-item>
                  <text:p text:style-name="P70">Art: Turner, Constable</text:p>
                  <text:list>
                    <text:list-item>
                      <text:p text:style-name="P72">Constable’s b<text:span text:style-name="T27">e</text:span>autiful: <text:span text:style-name="T42">the simple relaxing nature</text:span></text:p>
                    </text:list-item>
                    <text:list-item>
                      <text:p text:style-name="P72">Turner’s sublime: sensation of excitement, a thrilling astonishment, more than beautiful </text:p>
                    </text:list-item>
                    <text:list-item>
                      <text:p text:style-name="P73">Difference between sublime and beautiful by Burke</text:p>
                    </text:list-item>
                  </text:list>
                </text:list-item>
                <text:list-item>
                  <text:p text:style-name="P70">music: Beethoven</text:p>
                </text:list-item>
              </text:list>
            </text:list-item>
          </text:list>
        </text:list-item>
        <text:list-item>
          <text:p text:style-name="P139">English romanticism</text:p>
          <text:list>
            <text:list-item>
              <text:p text:style-name="P74">First work was Lyrical Ballads by Wordsworth and Coleridge <text:span text:style-name="T28">(1798)</text:span></text:p>
              <text:list>
                <text:list-item>
                  <text:p text:style-name="P75">Ballads theme are very different from each other </text:p>
                  <text:list>
                    <text:list-item>
                      <text:p text:style-name="P75">Coleridge wrote about fantasy</text:p>
                    </text:list-item>
                    <text:list-item>
                      <text:p text:style-name="P75">Wordsworth wrote about real world</text:p>
                    </text:list-item>
                  </text:list>
                </text:list-item>
                <text:list-item>
                  <text:p text:style-name="P76">The second edition (1800) contains a preface by Wordsworth to understand ballads, because people didn’t understand them</text:p>
                  <text:list>
                    <text:list-item>
                      <text:p text:style-name="P75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Coleridge</text:p>
          <text:list>
            <text:list-item>
              <text:p text:style-name="P77">Illness</text:p>
              <text:list>
                <text:list-item>
                  <text:p text:style-name="P77">He suffered from rheumatism </text:p>
                </text:list-item>
                <text:list-item>
                  <text:p text:style-name="P77">He used drugs</text:p>
                </text:list-item>
              </text:list>
            </text:list-item>
            <text:list-item>
              <text:p text:style-name="P78">Ideals</text:p>
              <text:list>
                <text:list-item>
                  <text:p text:style-name="P78"><text:soft-page-break/>He was influenced by French Revolution</text:p>
                </text:list-item>
                <text:list-item>
                  <text:p text:style-name="P78">He tries to start a Pantisocracy (every economic activity was done in common)</text:p>
                </text:list-item>
                <text:list-item>
                  <text:p text:style-name="P78">After the Terror period he became conservator</text:p>
                </text:list-item>
                <text:list-item>
                  <text:p text:style-name="P79">He believed in God, he had a<text:span text:style-name="T31">n</text:span> orthodox religious view</text:p>
                </text:list-item>
              </text:list>
            </text:list-item>
            <text:list-item>
              <text:p text:style-name="P80">Language</text:p>
              <text:list>
                <text:list-item>
                  <text:p text:style-name="P81">Archaic based on <text:span text:style-name="T33">medieval</text:span> ballads </text:p>
                </text:list-item>
              </text:list>
            </text:list-item>
            <text:list-item>
              <text:p text:style-name="P82">Topics</text:p>
              <text:list>
                <text:list-item>
                  <text:p text:style-name="P82">Fantastic</text:p>
                </text:list-item>
              </text:list>
            </text:list-item>
            <text:list-item>
              <text:p text:style-name="P83">Protagonist</text:p>
              <text:list>
                <text:list-item>
                  <text:p text:style-name="P83">characters belong to fantastic, charming world</text:p>
                </text:list-item>
                <text:list-item>
                  <text:p text:style-name="P83">nature</text:p>
                </text:list-item>
              </text:list>
            </text:list-item>
            <text:list-item>
              <text:p text:style-name="P84">Imagination</text:p>
              <text:list>
                <text:list-item>
                  <text:p text:style-name="P84">Fancy: mechanical process to associate images</text:p>
                </text:list-item>
                <text:list-item>
                  <text:p text:style-name="P84">Imagination: create images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reflection of world of ideas in a Neoplatonic view</text:p>
                </text:list-item>
                <text:list-item>
                  <text:p text:style-name="P86">Near the sublime</text:p>
                </text:list-item>
              </text:list>
            </text:list-item>
            <text:list-item>
              <text:p text:style-name="P87">Poet</text:p>
              <text:list>
                <text:list-item>
                  <text:p text:style-name="P87">“With my poems I want to take my readers into a willing (volontaria) suspension of disbelief (incredulità)”</text:p>
                </text:list-item>
                <text:list-item>
                  <text:p text:style-name="P88">Dreamer</text:p>
                </text:list-item>
                <text:list-item>
                  <text:p text:style-name="P89">He had to take readers in his poems</text:p>
                </text:list-item>
              </text:list>
            </text:list-item>
          </text:list>
        </text:list-item>
        <text:list-item>
          <text:p text:style-name="P141">Wordsworth</text:p>
          <text:list>
            <text:list-item>
              <text:p text:style-name="P78">Life</text:p>
              <text:list>
                <text:list-item>
                  <text:p text:style-name="P90">He lived in Somerset and in Lake District, <text:span text:style-name="T29">with Coleridge</text:span></text:p>
                </text:list-item>
              </text:list>
            </text:list-item>
            <text:list-item>
              <text:p text:style-name="P91">Ideals</text:p>
              <text:list>
                <text:list-item>
                  <text:p text:style-name="P92">He was influenced by French Revolution</text:p>
                </text:list-item>
                <text:list-item>
                  <text:p text:style-name="P91">He believed in Pantheism (everything has a soul)</text:p>
                </text:list-item>
                <text:list-item>
                  <text:p text:style-name="P93">The mighty power <text:span text:style-name="T30">rules</text:span> the nature</text:p>
                </text:list-item>
                <text:list-item>
                  <text:p text:style-name="P94">He was religious but he hadn’t an orthodox view</text:p>
                </text:list-item>
              </text:list>
            </text:list-item>
            <text:list-item>
              <text:p text:style-name="P95">Language</text:p>
              <text:list>
                <text:list-item>
                  <text:p text:style-name="P95">common language purified by vulgarity</text:p>
                </text:list-item>
                <text:list-item>
                  <text:p text:style-name="P96">simple style</text:p>
                </text:list-item>
              </text:list>
            </text:list-item>
            <text:list-item>
              <text:p text:style-name="P96">Topics</text:p>
              <text:list>
                <text:list-item>
                  <text:p text:style-name="P96">common situation</text:p>
                </text:list-item>
                <text:list-item>
                  <text:p text:style-name="P96">language of the senses (he wrote about sensorial experiences)</text:p>
                </text:list-item>
              </text:list>
            </text:list-item>
            <text:list-item>
              <text:p text:style-name="P97">Protagonist</text:p>
              <text:list>
                <text:list-item>
                  <text:p text:style-name="P97"><text:soft-page-break/>nature</text:p>
                </text:list-item>
                <text:list-item>
                  <text:p text:style-name="P97">common people</text:p>
                </text:list-item>
                <text:list-item>
                  <text:p text:style-name="P97">children (child is the father of the man)</text:p>
                </text:list-item>
              </text:list>
            </text:list-item>
            <text:list-item>
              <text:p text:style-name="P98">Imagination</text:p>
              <text:list>
                <text:list-item>
                  <text:p text:style-name="P98">it colours reality</text:p>
                </text:list-item>
                <text:list-item>
                  <text:p text:style-name="P98">it gives new life to reality</text:p>
                </text:list-item>
              </text:list>
            </text:list-item>
            <text:list-item>
              <text:p text:style-name="P85">Nature</text:p>
              <text:list>
                <text:list-item>
                  <text:p text:style-name="P86">It is a source of joy</text:p>
                </text:list-item>
                <text:list-item>
                  <text:p text:style-name="P99">It teaches the moral</text:p>
                </text:list-item>
                <text:list-item>
                  <text:p text:style-name="P100">World is beautiful</text:p>
                </text:list-item>
              </text:list>
            </text:list-item>
            <text:list-item>
              <text:p text:style-name="P101">Poet</text:p>
              <text:list>
                <text:list-item>
                  <text:p text:style-name="P101">He teaches how to use imagination</text:p>
                </text:list-item>
                <text:list-item>
                  <text:p text:style-name="P101">He can get into things</text:p>
                </text:list-item>
                <text:list-item>
                  <text:p text:style-name="P102">emotions recollected in tranquility</text:p>
                  <text:list>
                    <text:list-item>
                      <text:p text:style-name="P102">the poet feels a strong emotion (sensorial emotion)</text:p>
                    </text:list-item>
                    <text:list-item>
                      <text:p text:style-name="P102">in tranquility a second emotion comes out linked to the first</text:p>
                    </text:list-item>
                    <text:list-item>
                      <text:p text:style-name="P102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">Shelley</text:p>
          <text:list>
            <text:list-item>
              <text:p text:style-name="P143">He was a second generation poet</text:p>
              <text:list>
                <text:list-item>
                  <text:p text:style-name="P143">He kept his faith in french revolution, because he didn’t experience the period of the Terror</text:p>
                </text:list-item>
                <text:list-item>
                  <text:p text:style-name="P143">He died young and outside England</text:p>
                </text:list-item>
              </text:list>
            </text:list-item>
            <text:list-item>
              <text:p text:style-name="P144">Life</text:p>
              <text:list>
                <text:list-item>
                  <text:p text:style-name="P144">He was expelled from Oxford University because he wrote the pamphlet “The necessity of Atheism”</text:p>
                </text:list-item>
                <text:list-item>
                  <text:p text:style-name="P145">His first wife committed suicide</text:p>
                </text:list-item>
                <text:list-item>
                  <text:p text:style-name="P144">H<text:span text:style-name="T39">is second marriage was with</text:span> Mary Wollstonecraft Godwin (she wrote Frankenstein)</text:p>
                </text:list-item>
                <text:list-item>
                  <text:p text:style-name="P145">Three of his children died</text:p>
                </text:list-item>
                <text:list-item>
                  <text:p text:style-name="P146">He went to Livorno and he died during a storm in La Spezia Gulf</text:p>
                </text:list-item>
              </text:list>
            </text:list-item>
            <text:list-item>
              <text:p text:style-name="P144">Ideals</text:p>
              <text:list>
                <text:list-item>
                  <text:p text:style-name="P144">He was a revolutionary</text:p>
                </text:list-item>
                <text:list-item>
                  <text:p text:style-name="P144">He was atheist</text:p>
                </text:list-item>
                <text:list-item>
                  <text:p text:style-name="P146">He refused conventions and political oppression</text:p>
                </text:list-item>
                <text:list-item>
                  <text:p text:style-name="P146">freedom and love can overcome any conventions</text:p>
                </text:list-item>
              </text:list>
            </text:list-item>
            <text:list-item>
              <text:p text:style-name="P147">Imagination</text:p>
              <text:list>
                <text:list-item>
                  <text:p text:style-name="P147">poetry is an expression of imagination</text:p>
                </text:list-item>
                <text:list-item>
                  <text:p text:style-name="P147">revolutionary creativity: change the reality that become more materialistic</text:p>
                </text:list-item>
              </text:list>
            </text:list-item>
            <text:list-item>
              <text:p text:style-name="P148"><text:soft-page-break/>Style</text:p>
              <text:list>
                <text:list-item>
                  <text:p text:style-name="P148">He uses classical and modern style</text:p>
                </text:list-item>
              </text:list>
            </text:list-item>
            <text:list-item>
              <text:p text:style-name="P148">Nature</text:p>
              <text:list>
                <text:list-item>
                  <text:p text:style-name="P149"><text:span text:style-name="T41">It</text:span> is near the sublime</text:p>
                </text:list-item>
                <text:list-item>
                  <text:p text:style-name="P148">It is a beautiful veil that hides the truth of the Divine Spirit</text:p>
                </text:list-item>
                <text:list-item>
                  <text:p text:style-name="P148">It is an instrument, a source of images and symbols </text:p>
                </text:list-item>
                <text:list-item>
                  <text:p text:style-name="P148">It is a refuge from the world</text:p>
                </text:list-item>
              </text:list>
            </text:list-item>
            <text:list-item>
              <text:p text:style-name="P148">Poet</text:p>
              <text:list>
                <text:list-item>
                  <text:p text:style-name="P150">He is a prophet <text:span text:style-name="T40">(he announces/hope a better world)</text:span></text:p>
                </text:list-item>
                <text:list-item>
                  <text:p text:style-name="P151">He is a Titan challenging the world to free the man</text:p>
                </text:list-item>
                <text:list-item>
                  <text:p text:style-name="P152">His task is to reach an ideal world of freedom, love and beauty</text:p>
                </text:list-item>
              </text:list>
            </text:list-item>
          </text:list>
        </text:list-item>
      </text:list>
      <text:h text:style-name="P181" text:outline-level="3">Elegy Written in a Country Churchyard by Gray</text:h>
      <text:list xml:id="list5030349881665153265" text:style-name="L5">
        <text:list-item>
          <text:p text:style-name="P153">Elegy is <text:span text:style-name="T36">a funeral oration </text:span>written for important people to celebrate their actions</text:p>
          <text:list>
            <text:list-item>
              <text:p text:style-name="P154">Sepolcri by Foscolo celebrates great people buried in Santa Croce in Florence</text:p>
            </text:list-item>
          </text:list>
        </text:list-item>
        <text:list-item>
          <text:p text:style-name="P155">Graveyard poetry</text:p>
          <text:list>
            <text:list-item>
              <text:p text:style-name="P155">Dark atmosphere</text:p>
            </text:list-item>
            <text:list-item>
              <text:p text:style-name="P155">Melanconic mood</text:p>
            </text:list-item>
          </text:list>
        </text:list-item>
        <text:list-item>
          <text:p text:style-name="P156">This is a passagge from Neoclassicism to Romanticism</text:p>
          <text:list>
            <text:list-item>
              <text:p text:style-name="P156">Structure is neoclassic (regular quatrain)</text:p>
            </text:list-item>
            <text:list-item>
              <text:p text:style-name="P156">Content is romantic <text:span text:style-name="T37">(elegy in a common place)</text:span></text:p>
            </text:list-item>
          </text:list>
        </text:list-item>
        <text:list-item>
          <text:p text:style-name="P157">Text</text:p>
          <text:list>
            <text:list-item>
              <text:p text:style-name="P158">Stanza 1</text:p>
              <text:list>
                <text:list-item>
                  <text:p text:style-name="P159">L1 ("La campana batte il rintocco del crepuscolo") refers to VII canto in Dante's Purgatory</text:p>
                </text:list-item>
              </text:list>
            </text:list-item>
            <text:list-item>
              <text:p text:style-name="P158">Stanza 2</text:p>
              <text:list>
                <text:list-item>
                  <text:p text:style-name="P158">agricultural world</text:p>
                </text:list-item>
              </text:list>
            </text:list-item>
            <text:list-item>
              <text:p text:style-name="P158">Stanza 3</text:p>
              <text:list>
                <text:list-item>
                  <text:p text:style-name="P160">L9 (<text:span text:style-name="T34">ivy-mantled tower</text:span>) <text:span text:style-name="T34">gothic element</text:span></text:p>
                </text:list-item>
                <text:list-item>
                  <text:p text:style-name="P161">L10 (owl) gothic element</text:p>
                </text:list-item>
              </text:list>
            </text:list-item>
            <text:list-item>
              <text:p text:style-name="P160"><text:s/><text:span text:style-name="T35">Stanza 4</text:span></text:p>
              <text:list>
                <text:list-item>
                  <text:p text:style-name="P162">L14-L15 (dove il terreno si solleva in cumuli marcescenti,ognuno giace per sempre nella sua stretta cella) tombs</text:p>
                </text:list-item>
                <text:list-item>
                  <text:p text:style-name="P162">L16 (dormono i rozzi antenati del borgo) common people</text:p>
                </text:list-item>
              </text:list>
            </text:list-item>
            <text:list-item>
              <text:p text:style-name="P163">Stanza 5</text:p>
              <text:list>
                <text:list-item>
                  <text:p text:style-name="P163">Daily routines</text:p>
                </text:list-item>
              </text:list>
            </text:list-item>
            <text:list-item>
              <text:p text:style-name="P163"><text:soft-page-break/>Stanza 6</text:p>
              <text:list>
                <text:list-item>
                  <text:p text:style-name="P103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03">Stanza 8</text:p>
              <text:list>
                <text:list-item>
                  <text:p text:style-name="P103">L31 Grandeur (Statura Morale) in Capital letter to personify abstract concept</text:p>
                </text:list-item>
              </text:list>
            </text:list-item>
            <text:list-item>
              <text:p text:style-name="P103">Stanza 9</text:p>
              <text:list>
                <text:list-item>
                  <text:p text:style-name="P103">Graves are useful to remember people</text:p>
                  <text:list>
                    <text:list-item>
                      <text:p text:style-name="P103">Foscolo: Only important people</text:p>
                      <text:list>
                        <text:list-item>
                          <text:p text:style-name="P104">Correspondence of senses</text:p>
                        </text:list-item>
                        <text:list-item>
                          <text:p text:style-name="P104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03">Gray: all people</text:p>
                    </text:list-item>
                  </text:list>
                </text:list-item>
                <text:list-item>
                  <text:p text:style-name="P105">Everybody is equal in front of death</text:p>
                </text:list-item>
              </text:list>
            </text:list-item>
          </text:list>
        </text:list-item>
      </text:list>
      <text:h text:style-name="P182" text:outline-level="3">Daffodils by Wordsworth</text:h>
      <text:list xml:id="list7983167579578725983" text:style-name="L6">
        <text:list-item>
          <text:p text:style-name="P106">Beautiful aspect of nature</text:p>
        </text:list-item>
        <text:list-item>
          <text:p text:style-name="P106">His inspiration come from a walk with his sister in Lake District</text:p>
          <text:list>
            <text:list-item>
              <text:p text:style-name="P107">The basis of the sensorial experience is the sight</text:p>
            </text:list-item>
          </text:list>
        </text:list-item>
        <text:list-item>
          <text:p text:style-name="P108">Protagonist is the poet</text:p>
        </text:list-item>
        <text:list-item>
          <text:p text:style-name="P109">The poet changes is mood seeing the daffodils becoming happy</text:p>
        </text:list-item>
        <text:list-item>
          <text:p text:style-name="P110">Stanza 2</text:p>
          <text:list>
            <text:list-item>
              <text:p text:style-name="P110">Description of the flowers</text:p>
            </text:list-item>
            <text:list-item>
              <text:p text:style-name="P110">Personifications and hyperboles shows the greatness <text:span text:style-name="T45">of nature</text:span></text:p>
            </text:list-item>
          </text:list>
        </text:list-item>
        <text:list-item>
          <text:p text:style-name="P111">Stanza 4</text:p>
          <text:list>
            <text:list-item>
              <text:p text:style-name="P111"><text:span text:style-name="T44">Explicit reference to </text:span>recollection in tranquility</text:p>
            </text:list-item>
            <text:list-item>
              <text:p text:style-name="P111"><text:span text:style-name="T43">L21 </text:span>inward eye: imagination</text:p>
            </text:list-item>
          </text:list>
        </text:list-item>
      </text:list>
      <text:h text:style-name="P185" text:outline-level="3">Solitary Reaper by Wordsworth</text:h>
      <text:list xml:id="list854456295406749926" text:style-name="L7">
        <text:list-item>
          <text:p text:style-name="P164">The basis of the sensorial experience is earing</text:p>
        </text:list-item>
        <text:list-item>
          <text:p text:style-name="P165">Presence of rime-on-lines</text:p>
        </text:list-item>
        <text:list-item>
          <text:p text:style-name="P166">Stanza 1</text:p>
          <text:list>
            <text:list-item>
              <text:p text:style-name="P166">Theme: solitary</text:p>
            </text:list-item>
            <text:list-item>
              <text:p text:style-name="P166">Protagonist: common girl at work</text:p>
            </text:list-item>
            <text:list-item>
              <text:p text:style-name="P167">O listen!: Vocative</text:p>
            </text:list-item>
            <text:list-item>
              <text:p text:style-name="P167">Behold (archaism), yon, lass (scottish dialect) </text:p>
            </text:list-item>
          </text:list>
        </text:list-item>
        <text:list-item>
          <text:p text:style-name="P166">Stanza 2</text:p>
          <text:list>
            <text:list-item>
              <text:p text:style-name="P168">comparison birds-voice</text:p>
            </text:list-item>
            <text:list-item>
              <text:p text:style-name="P168">exocitism (Arabian sands, Hebrides)</text:p>
            </text:list-item>
          </text:list>
        </text:list-item>
        <text:list-item>
          <text:p text:style-name="P168"><text:soft-page-break/>Stanza 3</text:p>
          <text:list>
            <text:list-item>
              <text:p text:style-name="P168">The question link the 3rd stanza with the 4th</text:p>
            </text:list-item>
          </text:list>
        </text:list-item>
        <text:list-item>
          <text:p text:style-name="P168">Stanza 4</text:p>
          <text:list>
            <text:list-item>
              <text:p text:style-name="P169">the poet is interested <text:span text:style-name="T46">to</text:span> the melody, not <text:span text:style-name="T46">to</text:span> the content</text:p>
            </text:list-item>
            <text:list-item>
              <text:p text:style-name="P170">His writing method is suggested by the last line</text:p>
            </text:list-item>
          </text:list>
        </text:list-item>
      </text:list>
      <text:h text:style-name="P183" text:outline-level="3">The Rime of the Ancient Mariner</text:h>
      <text:list xml:id="list5642130737652205520" text:style-name="L8">
        <text:list-item>
          <text:p text:style-name="P112">Sublime aspect of nature</text:p>
        </text:list-item>
        <text:list-item>
          <text:p text:style-name="P113">realism mixed to the fantastic</text:p>
        </text:list-item>
        <text:list-item>
          <text:p text:style-name="P114">Part 1</text:p>
          <text:list>
            <text:list-item>
              <text:p text:style-name="P115">Stanza 4</text:p>
              <text:list>
                <text:list-item>
                  <text:p text:style-name="P115">The mariner enchants the wedding guest (crucial point)</text:p>
                </text:list-item>
              </text:list>
            </text:list-item>
            <text:list-item>
              <text:p text:style-name="P171"><text:span text:style-name="T48">S</text:span><text:span text:style-name="T47">tanza 14</text:span></text:p>
              <text:list>
                <text:list-item>
                  <text:p text:style-name="P116">emphasis on ice underlines the hostility of nature</text:p>
                </text:list-item>
              </text:list>
            </text:list-item>
            <text:list-item>
              <text:p text:style-name="P117">Stanza 16</text:p>
              <text:list>
                <text:list-item>
                  <text:p text:style-name="P118">Christian references (“Christian soul”, “God’s name”)</text:p>
                </text:list-item>
              </text:list>
            </text:list-item>
            <text:list-item>
              <text:p text:style-name="P116">Stanza 17</text:p>
              <text:list>
                <text:list-item>
                  <text:p text:style-name="P116">The albatross is a good omen and the ship was freed (crucial point)</text:p>
                  <text:list>
                    <text:list-item>
                      <text:p text:style-name="P172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171"><text:span text:style-name="T47"><text:s/></text:span><text:span text:style-name="T49">Stanza 20</text:span></text:p>
              <text:list>
                <text:list-item>
                  <text:p text:style-name="P119">The mariner kill the albatross (crucial point)</text:p>
                  <text:list>
                    <text:list-item>
                      <text:p text:style-name="P120">It is a challenge to nature</text:p>
                    </text:list-item>
                    <text:list-item>
                      <text:p text:style-name="P120">The mariner is unaware of the killing of the albatross, because of the fantastic</text:p>
                    </text:list-item>
                    <text:list-item>
                      <text:p text:style-name="P172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173"><text:span text:style-name="T50">C</text:span><text:span text:style-name="T47">hristian reference (“</text:span><text:span text:style-name="T56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21">Part 2</text:p>
          <text:list>
            <text:list-item>
              <text:p text:style-name="P121">“Water, water everywhere, but nothing to drink”</text:p>
            </text:list-item>
            <text:list-item>
              <text:p text:style-name="P122">The albatross was hanged to marine’s neck</text:p>
            </text:list-item>
          </text:list>
        </text:list-item>
        <text:list-item>
          <text:p text:style-name="P123">Part 3</text:p>
          <text:list>
            <text:list-item>
              <text:p text:style-name="P124">Death and life-in-death</text:p>
            </text:list-item>
          </text:list>
        </text:list-item>
        <text:list-item>
          <text:p text:style-name="P124">Part 4</text:p>
          <text:list>
            <text:list-item>
              <text:p text:style-name="P124">He blesses sea snakes</text:p>
              <text:list>
                <text:list-item>
                  <text:p text:style-name="P124">The pact with nature is re-established</text:p>
                </text:list-item>
                <text:list-item>
                  <text:p text:style-name="P124">It is a rainy night, symbol of redemption</text:p>
                </text:list-item>
                <text:list-item>
                  <text:p text:style-name="P124">Christian references (Blessing, redemption)</text:p>
                </text:list-item>
              </text:list>
            </text:list-item>
            <text:list-item>
              <text:p text:style-name="P125">The albatross detaches and fall down in the sea</text:p>
            </text:list-item>
          </text:list>
        </text:list-item>
        <text:list-item>
          <text:p text:style-name="P124">Part 5</text:p>
          <text:list>
            <text:list-item>
              <text:p text:style-name="P124"><text:soft-page-break/>Angels enter the corpse of the crew and they become alive</text:p>
            </text:list-item>
            <text:list-item>
              <text:p text:style-name="P174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26">Christian references (Angels)</text:p>
            </text:list-item>
          </text:list>
        </text:list-item>
        <text:list-item>
          <text:p text:style-name="P127">Part 6</text:p>
          <text:list>
            <text:list-item>
              <text:p text:style-name="P127">The arrival at the harbor</text:p>
            </text:list-item>
          </text:list>
        </text:list-item>
        <text:list-item>
          <text:p text:style-name="P128">Part 7</text:p>
          <text:list>
            <text:list-item>
              <text:p text:style-name="P128">The ship sinks </text:p>
            </text:list-item>
            <text:list-item>
              <text:p text:style-name="P128">There is a moral teaching <text:span text:style-name="T60">(while in a medieval ballad no)</text:span></text:p>
              <text:list>
                <text:list-item>
                  <text:p text:style-name="P129">“You have to love all creatures, small and big”</text:p>
                </text:list-item>
                <text:list-item>
                  <text:p text:style-name="P130">The pact must not be destroyed</text:p>
                </text:list-item>
              </text:list>
            </text:list-item>
          </text:list>
        </text:list-item>
        <text:list-item>
          <text:p text:style-name="P131">Interpretations</text:p>
          <text:list>
            <text:list-item>
              <text:p text:style-name="P175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176"><text:span text:style-name="T54">C</text:span><text:span text:style-name="T47">rime: killing of the albatross</text:span></text:p>
                </text:list-item>
                <text:list-item>
                  <text:p text:style-name="P132">Punishment: ship is stuck, albatross hang on the neck</text:p>
                </text:list-item>
                <text:list-item>
                  <text:p text:style-name="P132">Redemption: blessing of snakes, albatross fall down in the sea</text:p>
                </text:list-item>
              </text:list>
            </text:list-item>
            <text:list-item>
              <text:p text:style-name="P132">Description of a dream</text:p>
            </text:list-item>
            <text:list-item>
              <text:p text:style-name="P132">Contrast Neoclassicism (Light), Romanticism (Dark)</text:p>
              <text:list>
                <text:list-item>
                  <text:p text:style-name="P132">Bad actions in daylight</text:p>
                </text:list-item>
                <text:list-item>
                  <text:p text:style-name="P132">Good actions during night</text:p>
                </text:list-item>
                <text:list-item>
                  <text:p text:style-name="P133">Romanticism is better than Neoclassicism</text:p>
                </text:list-item>
              </text:list>
            </text:list-item>
          </text:list>
        </text:list-item>
      </text:list>
      <text:h text:style-name="P184" text:outline-level="3">Ode to the West wind by Shelley</text:h>
      <text:list xml:id="list7500269450929387298" text:style-name="L9">
        <text:list-item>
          <text:p text:style-name="P134">Each stanza is a revised sonnet (4 tercets and 1 couplet)</text:p>
        </text:list-item>
        <text:list-item>
          <text:p text:style-name="P134">Stanza 1</text:p>
          <text:list>
            <text:list-item>
              <text:p text:style-name="P134">Wind actions on seeds and leaves</text:p>
            </text:list-item>
          </text:list>
        </text:list-item>
        <text:list-item>
          <text:p text:style-name="P134">Stanza 2</text:p>
          <text:list>
            <text:list-item>
              <text:p text:style-name="P134">actions on clouds</text:p>
            </text:list-item>
          </text:list>
        </text:list-item>
        <text:list-item>
          <text:p text:style-name="P134">Stanza 3</text:p>
          <text:list>
            <text:list-item>
              <text:p text:style-name="P134">Action on sea waves</text:p>
            </text:list-item>
          </text:list>
        </text:list-item>
        <text:list-item>
          <text:p text:style-name="P134">Stanza 4 <text:span text:style-name="T59">(Transition)</text:span></text:p>
          <text:list>
            <text:list-item>
              <text:p text:style-name="P134">The protagonist is the poet</text:p>
            </text:list-item>
            <text:list-item>
              <text:p text:style-name="P135">Revolutionary concept (poet as wind): destroy old rules</text:p>
            </text:list-item>
          </text:list>
        </text:list-item>
        <text:list-item>
          <text:p text:style-name="P136">Stanza 5</text:p>
          <text:list>
            <text:list-item>
              <text:p text:style-name="P136">he asks the wind to become as it</text:p>
            </text:list-item>
            <text:list-item>
              <text:p text:style-name="P135">“<text:span text:style-name="T57">If winter comes, can spring be far behind?</text:span>” </text:p>
              <text:list>
                <text:list-item>
                  <text:p text:style-name="P136">After negative comes the <text:span text:style-name="T58">hope (</text:span>positive<text:span text:style-name="T58">)</text:span></text:p>
                </text:list-item>
              </text:list>
            </text:list-item>
          </text:list>
        </text:list-item>
      </text:list>
      <text:list xml:id="list152146827792251" text:continue-list="list5030349881665153265" text:style-name="L5">
        <text:list-item>
          <text:list>
            <text:list-item>
              <text:list>
                <text:list-header>
                  <text:p text:style-name="P137"><text:soft-page-break/></text:p>
                </text:list-header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8M18S</meta:editing-duration>
    <meta:editing-cycles>223</meta:editing-cycles>
    <meta:generator>LibreOffice/5.2.2.2$Windows_x86 LibreOffice_project/8f96e87c890bf8fa77463cd4b640a2312823f3ad</meta:generator>
    <dc:date>2017-01-12T15:21:46.526000000</dc:date>
    <meta:document-statistic meta:table-count="0" meta:image-count="0" meta:object-count="0" meta:page-count="12" meta:paragraph-count="376" meta:word-count="2555" meta:character-count="13433" meta:non-whitespace-character-count="1159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